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de" fo:country="DE" fo:font-weight="bold" officeooo:rsid="0003643d" officeooo:paragraph-rsid="0003643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5ff33" officeooo:paragraph-rsid="0005ff3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98980" officeooo:paragraph-rsid="0009898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9b68c" officeooo:paragraph-rsid="0009b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de" fo:country="DE" fo:font-weight="bold" officeooo:rsid="0004004d" officeooo:paragraph-rsid="0004004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4004d" style:font-size-asian="14pt" style:font-weight-asian="bold" style:font-size-complex="14pt" style:font-weight-complex="bold"/>
    </style:style>
    <style:style style:name="T3" style:family="text">
      <style:text-properties officeooo:rsid="000734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</text:p>
      <text:p text:style-name="P5">NAT</text:p>
      <text:p text:style-name="P2">Die folgenden Interfaces wurden mit NAT konfiguriert. Sofern das innere Netzwerk angeprochen <text:span text:style-name="T3">wird, wird „inside“ angewendet, ansonst „outside“.</text:span></text:p>
      <text:p text:style-name="P2"/>
      <text:p text:style-name="P2">Router 3:</text:p>
      <text:p text:style-name="P2"/>
      <text:p text:style-name="P2">Router(config)#interface GigabitEthernet0/0</text:p>
      <text:p text:style-name="P2">Router(config-if)#ip nat inside</text:p>
      <text:p text:style-name="P2">Router(config-if)#exit</text:p>
      <text:p text:style-name="P2"/>
      <text:p text:style-name="P2">Router(config)#interface GigabitEthernet0/1</text:p>
      <text:p text:style-name="P2">Router(config-if)#ip nat inside</text:p>
      <text:p text:style-name="P2">Router(config-if)#exit</text:p>
      <text:p text:style-name="P2"/>
      <text:p text:style-name="P2">Router(config)#interface GigabitEthernet0/2</text:p>
      <text:p text:style-name="P2">Router(config-if)#ip nat outside</text:p>
      <text:p text:style-name="P2">Router(config-if)#exit</text:p>
      <text:p text:style-name="P2"/>
      <text:p text:style-name="P2"/>
      <text:p text:style-name="P2">Router(config)#interface Serial0/3/1</text:p>
      <text:p text:style-name="P2">Router(config-if)#ip nat outside</text:p>
      <text:p text:style-name="P2">Router(config-if)#exit</text:p>
      <text:p text:style-name="P2"/>
      <text:p text:style-name="P2">Router(config)#interface Serial0/3/0</text:p>
      <text:p text:style-name="P2">Router(config-if)#ip nat outside </text:p>
      <text:p text:style-name="P2">Router(config-if)#exit</text:p>
      <text:p text:style-name="P2"/>
      <text:p text:style-name="P2">Router2:</text:p>
      <text:p text:style-name="P2"/>
      <text:p text:style-name="P2">Router(config)#interface GigabitEthernet0/0</text:p>
      <text:p text:style-name="P2">Router(config-if)#ip nat inside</text:p>
      <text:p text:style-name="P2">Router(config-if)#exit</text:p>
      <text:p text:style-name="P2"/>
      <text:p text:style-name="P2">Router(config)#interface GigabitEthernet0/1</text:p>
      <text:p text:style-name="P2">Router(config-if)#ip nat inside</text:p>
      <text:p text:style-name="P2">Router(config-if)#exit</text:p>
      <text:p text:style-name="P2"/>
      <text:p text:style-name="P2">Router(config)#interface GigabitEthernet0/2</text:p>
      <text:p text:style-name="P2">Router(config-if)#ip nat outside</text:p>
      <text:p text:style-name="P2">Router(config-if)#exit</text:p>
      <text:p text:style-name="P2"/>
      <text:p text:style-name="P2">Router(config)#interface Serial0/3/1</text:p>
      <text:p text:style-name="P2">Router(config-if)#ip nat outside</text:p>
      <text:p text:style-name="P2">Router(config-if)#exit</text:p>
      <text:p text:style-name="P2"/>
      <text:p text:style-name="P2"><text:soft-page-break/>Router(config)#interface Serial0/3/0</text:p>
      <text:p text:style-name="P2">Router(config-if)#ip nat outside</text:p>
      <text:p text:style-name="P2"/>
      <text:p text:style-name="P2">Router 4:</text:p>
      <text:p text:style-name="P2"/>
      <text:p text:style-name="P2">Router(config)#interface FastEthernet0/0</text:p>
      <text:p text:style-name="P2">Router(config-if)#ip nat inside</text:p>
      <text:p text:style-name="P2">Router(config-if)#exit</text:p>
      <text:p text:style-name="P2"/>
      <text:p text:style-name="P2">Router(config)#interface FastEthernet0/1</text:p>
      <text:p text:style-name="P2">Router(config-if)#ip nat outside</text:p>
      <text:p text:style-name="P2">Router(config-if)#exit</text:p>
      <text:p text:style-name="P2"/>
      <text:p text:style-name="P2">Router 5:</text:p>
      <text:p text:style-name="P2"/>
      <text:p text:style-name="P2">Router(config)#interface FastEthernet0/0</text:p>
      <text:p text:style-name="P2">Router(config-if)#ip nat inside</text:p>
      <text:p text:style-name="P2">Router(config-if)#exit</text:p>
      <text:p text:style-name="P2"/>
      <text:p text:style-name="P2">Router(config)#interface FastEthernet0/1</text:p>
      <text:p text:style-name="P2">Router(config-if)#ip nat outside</text:p>
      <text:p text:style-name="P2">Router(config-if)#exit</text:p>
      <text:p text:style-name="P2"/>
      <text:p text:style-name="P2"/>
      <text:p text:style-name="P3"><text:span text:style-name="T2">R</text:span><text:span text:style-name="T1">IP</text:span></text:p>
      <text:p text:style-name="P4">Auf jedem Router werden die angrenzenden Netzwerke mit dem „network“ Befehl angegeben.</text:p>
      <text:p text:style-name="P4"/>
      <text:p text:style-name="P4">Router 0:</text:p>
      <text:p text:style-name="P4"/>
      <text:p text:style-name="P4">Router(config)#router rip</text:p>
      <text:p text:style-name="P4">Router(config-router)#network 10.10.8.0</text:p>
      <text:p text:style-name="P4">Router(config-router)#network 10.10.16.0</text:p>
      <text:p text:style-name="P4">Router(config-router)#network 172.17.2.0</text:p>
      <text:p text:style-name="P4">Router(config-router)#exit</text:p>
      <text:p text:style-name="P4"/>
      <text:p text:style-name="P4">Router 2:</text:p>
      <text:p text:style-name="P4"/>
      <text:p text:style-name="P4">Router(config)#router rip</text:p>
      <text:p text:style-name="P4">Router(config-router)#network 10.10.12.0</text:p>
      <text:p text:style-name="P4">Router(config-router)#network 10.10.16.0</text:p>
      <text:p text:style-name="P4">Router(config-router)#network 172.17.2.0</text:p>
      <text:p text:style-name="P4">Router(config-router)#exit</text:p>
      <text:p text:style-name="P4"/>
      <text:p text:style-name="P4">Router 3:</text:p>
      <text:p text:style-name="P4"/>
      <text:p text:style-name="P4">Router(config)#router rip</text:p>
      <text:p text:style-name="P4"><text:soft-page-break/>Router(config-router)#network 10.10.0.0</text:p>
      <text:p text:style-name="P4">Router(config-router)#network 10.10.16.0</text:p>
      <text:p text:style-name="P4">Router(config-router)#network 172.17.2.0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56:46.617090709</meta:creation-date>
    <dc:date>2018-12-04T15:33:28.044504619</dc:date>
    <meta:editing-duration>PT12M17S</meta:editing-duration>
    <meta:editing-cycles>9</meta:editing-cycles>
    <meta:generator>LibreOffice/6.0.7.3.0$Linux_X86_64 LibreOffice_project/00m0$Build-3</meta:generator>
    <meta:document-statistic meta:table-count="0" meta:image-count="0" meta:object-count="0" meta:page-count="3" meta:paragraph-count="67" meta:word-count="155" meta:character-count="2086" meta:non-whitespace-character-count="1997"/>
  </office:meta>
</office:document-meta>
</file>